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office:value-type="float" office:value="0.260837904752658" calcext:value-type="float">
            <text:p>0.2608379048</text:p>
          </table:table-cell>
          <table:table-cell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272553683835785" calcext:value-type="float">
            <text:p>0.2725536838</text:p>
          </table:table-cell>
          <table:table-cell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3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office:value-type="float" office:value="0.161132043747086" calcext:value-type="float">
            <text:p>0.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.0618945362</text:p>
          </table:table-cell>
          <table:table-cell table:number-columns-repeated="2" office:value-type="float" office:value="0.219023577196304" calcext:value-type="float">
            <text:p>0.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office:value-type="string" calcext:value-type="string">
            <text:p>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office:value-type="string" calcext:value-type="string">
            <text:p>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2</text:p>
          </table:table-cell>
          <table:table-cell office:value-type="string" calcext:value-type="string">
            <text:p>running on Kurt‘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running on thi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 table:number-rows-repeated="104850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8:45:59.78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9T18:49:45.245000000</dc:date>
    <meta:editing-duration>P2DT15H45M53S</meta:editing-duration>
    <meta:editing-cycles>211</meta:editing-cycles>
    <meta:generator>LibreOffice/5.1.6.2$Windows_x86 LibreOffice_project/07ac168c60a517dba0f0d7bc7540f5afa45f0909</meta:generator>
    <meta:document-statistic meta:table-count="8" meta:cell-count="1869" meta:object-count="0"/>
  </office:meta>
</office:document-meta>
</file>